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421d2" officeooo:paragraph-rsid="000421d2"/>
    </style:style>
    <style:style style:name="P2" style:family="paragraph" style:parent-style-name="Standard">
      <style:text-properties officeooo:paragraph-rsid="000421d2"/>
    </style:style>
    <style:style style:name="P3" style:family="paragraph" style:parent-style-name="Standard">
      <style:text-properties fo:font-weight="bold" officeooo:rsid="000421d2" officeooo:paragraph-rsid="000421d2" style:font-weight-asian="bold" style:font-weight-complex="bold"/>
    </style:style>
    <style:style style:name="P4" style:family="paragraph" style:parent-style-name="Standard">
      <style:text-properties officeooo:paragraph-rsid="00067281"/>
    </style:style>
    <style:style style:name="P5" style:family="paragraph" style:parent-style-name="Standard">
      <style:text-properties officeooo:rsid="0008bd7f" officeooo:paragraph-rsid="0008bd7f"/>
    </style:style>
    <style:style style:name="P6" style:family="paragraph" style:parent-style-name="Standard">
      <style:text-properties officeooo:rsid="0009c6da" officeooo:paragraph-rsid="0009c6da"/>
    </style:style>
    <style:style style:name="P7" style:family="paragraph" style:parent-style-name="Standard">
      <style:text-properties officeooo:paragraph-rsid="000a6ce8"/>
    </style:style>
    <style:style style:name="P8" style:family="paragraph" style:parent-style-name="Standard">
      <style:text-properties officeooo:paragraph-rsid="000bc2c2"/>
    </style:style>
    <style:style style:name="P9" style:family="paragraph" style:parent-style-name="Standard">
      <style:text-properties officeooo:rsid="000eded2" officeooo:paragraph-rsid="000eded2"/>
    </style:style>
    <style:style style:name="P10" style:family="paragraph" style:parent-style-name="Standard">
      <style:text-properties officeooo:rsid="000fb7a0" officeooo:paragraph-rsid="000fb7a0"/>
    </style:style>
    <style:style style:name="P11" style:family="paragraph" style:parent-style-name="Standard">
      <style:text-properties officeooo:paragraph-rsid="00153bae"/>
    </style:style>
    <style:style style:name="P12" style:family="paragraph" style:parent-style-name="List_20_Paragraph" style:list-style-name="WWNum17">
      <style:paragraph-properties fo:margin-left="0.7874in" fo:margin-right="0in" fo:text-align="justify" style:justify-single-word="false" fo:text-indent="-0.2953in" style:auto-text-indent="false"/>
      <style:text-properties style:font-name="Liberation Serif" officeooo:paragraph-rsid="000fb7a0"/>
    </style:style>
    <style:style style:name="P13" style:family="paragraph" style:parent-style-name="List_20_Paragraph" style:list-style-name="WWNum17">
      <style:paragraph-properties fo:margin-left="0in" fo:margin-right="0in" fo:text-align="justify" style:justify-single-word="false" fo:text-indent="0in" style:auto-text-indent="false"/>
      <style:text-properties style:font-name="Liberation Serif" officeooo:paragraph-rsid="001194e5"/>
    </style:style>
    <style:style style:name="P14" style:family="paragraph" style:parent-style-name="List_20_Paragraph" style:list-style-name="WWNum17">
      <style:paragraph-properties fo:margin-left="0in" fo:margin-right="0in" fo:text-align="justify" style:justify-single-word="false" fo:text-indent="0in" style:auto-text-indent="false"/>
      <style:text-properties style:font-name="Liberation Serif" officeooo:paragraph-rsid="001302e2"/>
    </style:style>
    <style:style style:name="P15" style:family="paragraph" style:parent-style-name="List_20_Paragraph" style:list-style-name="WWNum17">
      <style:paragraph-properties fo:margin-left="0in" fo:margin-right="0in" fo:text-align="justify" style:justify-single-word="false" fo:text-indent="0in" style:auto-text-indent="false"/>
      <style:text-properties style:font-name="Liberation Serif" officeooo:rsid="000fb7a0" officeooo:paragraph-rsid="000fb7a0"/>
    </style:style>
    <style:style style:name="P16" style:family="paragraph" style:parent-style-name="List_20_Paragraph" style:list-style-name="WWNum17">
      <style:paragraph-properties fo:margin-left="0in" fo:margin-right="0in" fo:text-align="justify" style:justify-single-word="false" fo:text-indent="0in" style:auto-text-indent="false"/>
      <style:text-properties style:font-name="Liberation Serif" officeooo:rsid="001194e5" officeooo:paragraph-rsid="001194e5"/>
    </style:style>
    <style:style style:name="P17" style:family="paragraph" style:parent-style-name="List_20_Paragraph" style:list-style-name="WWNum17">
      <style:paragraph-properties fo:margin-left="0in" fo:margin-right="0in" fo:text-align="justify" style:justify-single-word="false" fo:text-indent="0in" style:auto-text-indent="false"/>
      <style:text-properties style:font-name="Liberation Serif" officeooo:rsid="0014512d" officeooo:paragraph-rsid="0014512d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officeooo:rsid="0014512d" officeooo:paragraph-rsid="0014512d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officeooo:rsid="0018016c" officeooo:paragraph-rsid="0018016c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officeooo:rsid="0018bf28" officeooo:paragraph-rsid="0018bf28"/>
    </style:style>
    <style:style style:name="T1" style:family="text">
      <style:text-properties officeooo:rsid="000421d2"/>
    </style:style>
    <style:style style:name="T2" style:family="text">
      <style:text-properties fo:font-weight="bold" officeooo:rsid="000421d2" style:font-weight-asian="bold" style:font-weight-complex="bold"/>
    </style:style>
    <style:style style:name="T3" style:family="text">
      <style:text-properties fo:font-weight="bold" style:font-weight-asian="bold" style:font-name-complex="Times New Roman" style:font-size-complex="10pt"/>
    </style:style>
    <style:style style:name="T4" style:family="text">
      <style:text-properties fo:font-weight="bold" officeooo:rsid="000fb7a0" style:font-weight-asian="bold" style:font-name-complex="Times New Roman" style:font-size-complex="10pt"/>
    </style:style>
    <style:style style:name="T5" style:family="text">
      <style:text-properties fo:font-weight="normal" officeooo:rsid="00067281" style:font-weight-asian="normal" style:font-weight-complex="normal"/>
    </style:style>
    <style:style style:name="T6" style:family="text">
      <style:text-properties officeooo:rsid="0006fe02"/>
    </style:style>
    <style:style style:name="T7" style:family="text">
      <style:text-properties officeooo:rsid="0009c6da"/>
    </style:style>
    <style:style style:name="T8" style:family="text">
      <style:text-properties style:font-name="Liberation Serif" officeooo:rsid="000a6ce8"/>
    </style:style>
    <style:style style:name="T9" style:family="text">
      <style:text-properties style:font-name="Liberation Serif" officeooo:rsid="000eded2"/>
    </style:style>
    <style:style style:name="T10" style:family="text">
      <style:text-properties style:font-name="Liberation Serif" style:font-name-complex="Times New Roman" style:font-size-complex="10pt"/>
    </style:style>
    <style:style style:name="T11" style:family="text">
      <style:text-properties officeooo:rsid="000bc2c2"/>
    </style:style>
    <style:style style:name="T12" style:family="text">
      <style:text-properties officeooo:rsid="000d17b9"/>
    </style:style>
    <style:style style:name="T13" style:family="text">
      <style:text-properties officeooo:rsid="000d1ad0"/>
    </style:style>
    <style:style style:name="T14" style:family="text">
      <style:text-properties style:font-name-complex="Times New Roman" style:font-size-complex="10pt"/>
    </style:style>
    <style:style style:name="T15" style:family="text">
      <style:text-properties officeooo:rsid="000fb7a0" style:font-name-complex="Times New Roman" style:font-size-complex="10pt"/>
    </style:style>
    <style:style style:name="T16" style:family="text">
      <style:text-properties officeooo:rsid="000ffcbe" style:font-name-complex="Times New Roman" style:font-size-complex="10pt"/>
    </style:style>
    <style:style style:name="T17" style:family="text">
      <style:text-properties officeooo:rsid="001194e5" style:font-name-complex="Times New Roman" style:font-size-complex="10pt"/>
    </style:style>
    <style:style style:name="T18" style:family="text">
      <style:text-properties officeooo:rsid="001302e2" style:font-name-complex="Times New Roman" style:font-size-complex="10pt"/>
    </style:style>
    <style:style style:name="T19" style:family="text">
      <style:text-properties officeooo:rsid="0018016c" style:font-name-complex="Times New Roman" style:font-size-complex="10pt"/>
    </style:style>
    <style:style style:name="T20" style:family="text">
      <style:text-properties fo:font-size="10pt" officeooo:rsid="000bc2c2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Ход выполнения работы.</text:p>
      <text:p text:style-name="P9"/>
      <text:p text:style-name="P9">Virtual-Box</text:p>
      <text:p text:style-name="P1">1. Запустил VirtualBox и ознакомился с интерфейсом управления средой виртуализации</text:p>
      <text:p text:style-name="P1">2. Используя образы жесткого диска Windows 2003 создал виртуальную машину. Зпаустил и проверил на работоспособность. По причине проблем с интернетом для <text:s/>виртуализации операционной системы Linux использовал docker image Linux Alpine. В среде виртуализации Docker мне удалось проделать все последующие пункты работы.</text:p>
      <text:p text:style-name="P1">3. Используя комбинацию Host+t создал Shortcut операционной системы Windows</text:p>
      <text:p text:style-name="P1">4. При изучении типов подключения при настройке сетевых адаптеров были выявлены следующие различия:</text:p>
      <text:p text:style-name="P4"><text:span text:style-name="T2">NAT</text:span><text:span text:style-name="T1"> - Network Address Translation . </text:span>В данном режиме адаптер использует сетевые настройки основной системы при взаимодействии с сетью физического узла и прочими внешними сетями. Сетевая подсистема VirtualBox транслирует IP-трафик с исходным IP-адресом виртуальной машины в трафик с исходным адресом сетевого адаптера хостовой системы. Этот режим используется по умолчанию</text:p>
      <text:p text:style-name="P2"><text:span text:style-name="T2">Bridged adapter</text:span><text:span text:style-name="T1"> - </text:span>В данном режиме сетевой адаптер ВМ подключается к сетевому адаптеру хостовой системы и обрабатывает сетевые пакеты непосредственно в обход сетевого стека хостовой системы. </text:p>
      <text:p text:style-name="P2"><text:span text:style-name="T2">Internal Network </text:span><text:span text:style-name="T5">- Сетевые адаптеры Виртуальных машин объединяются между собой в изолированный сегмент сети.</text:span></text:p>
      <text:p text:style-name="P11"><text:span text:style-name="T6">5. Не стоит использовать NAT network, выставленно Internal network</text:span></text:p>
      <text:p text:style-name="P11"><text:span text:style-name="T6">Windows: </text:span><text:span text:style-name="Source_20_Text"><text:span text:style-name="T20">VBoxManage sharedfolder add "windows2003" --name "shared" --hostpath "/home/reddy/shared" –transient</text:span></text:span></text:p>
      <text:p text:style-name="P5"><text:span text:style-name="T11">В гостевой ОС командой net use подключаем папку.</text:span></text:p>
      <text:p text:style-name="P5"/>
      <text:p text:style-name="P8"><text:span text:style-name="T11">Монтирование директории в Linux осуществляется следующей командой: </text:span>mount -t vboxsf <text:s/>share<text:span text:style-name="T12">d</text:span> /<text:span text:style-name="T13">root</text:span></text:p>
      <text:p text:style-name="P5"/>
      <text:p text:style-name="P7"><text:span text:style-name="T7">Docker Alpine image: </text:span><text:span text:style-name="Source_20_Text"><text:span text:style-name="T8">sudo docker run -v /shared:/root -t -i alpine /bin/sh</text:span></text:span></text:p>
      <text:p text:style-name="P7"><text:span text:style-name="Source_20_Text"><text:span text:style-name="T8">6.</text:span></text:span><text:span text:style-name="Source_20_Text"><text:span text:style-name="T9"> Снимок конечного состояния системы создан</text:span></text:span></text:p>
      <text:p text:style-name="P6"/>
      <text:p text:style-name="P9">Windows 2003</text:p>
      <text:p text:style-name="P10">1. <text:span text:style-name="T10"><text:s/>Проверено, активны ли следующие пункты в свойствах используемого сетевого подключения: </text:span></text:p>
      <text:list xml:id="list6176706406576838329" text:style-name="WWNum17">
        <text:list-item>
          <text:p text:style-name="P12"><text:span text:style-name="T3">Клиент для сетей Microsoft</text:span></text:p>
        </text:list-item>
        <text:list-item>
          <text:p text:style-name="P12"><text:span text:style-name="T3">Служба доступа к файлам и принтерам Microsoft </text:span></text:p>
        </text:list-item>
        <text:list-item>
          <text:p text:style-name="P12"><text:span text:style-name="T4">Протокол TCP/IP</text:span><text:span text:style-name="T15">. </text:span></text:p>
          <text:p text:style-name="P16"><text:span text:style-name="T14">Start → Control <text:s/>Panel → Network Connections → Local Area Connection 2</text:span></text:p>
          <text:p text:style-name="P15"><text:span text:style-name="T14">2. Установленны данные параметры сети. </text:span><text:span text:style-name="T16">Написан скрипт settingProperties.bat</text:span></text:p>
          <text:p text:style-name="P13"><text:span text:style-name="T16">3. <text:s/>Start → Control <text:s/>Panel → Network Connections → Local Area Connection 2</text:span></text:p>
          <text:list>
            <text:list-header>
              <text:p text:style-name="P14"><text:span text:style-name="T16"><text:s text:c="5"/></text:span><text:span text:style-name="T17">Снимаем галочку с </text:span><text:span text:style-name="T18">протокола TCP/IP, так как клиент сетей Майкрософт работаетдля локальных сетей и без TCP/IP снимаем и с него, служба доступа к файлам и принтерам может оставаться включенной.</text:span></text:p>
              <text:p text:style-name="P17"><text:span text:style-name="T18">4. </text:span><text:span text:style-name="T14">Произведено знакомство с утилитами ping, ipconfig, net с различными дерективами</text:span></text:p>
              <text:p text:style-name="P17"><text:span text:style-name="T14">5. </text:span><text:span text:style-name="T19">Создан файл setDHCP.bat, реализующий требуемый функционал</text:span></text:p>
            </text:list-header>
          </text:list>
        </text:list-item>
      </text:list>
      <text:p text:style-name="P18"><text:span text:style-name="T19"/></text:p>
      <text:p text:style-name="P19"><text:span text:style-name="T14">Linux <text:s/>Alpine</text:span></text:p>
      <text:p text:style-name="P20"><text:span text:style-name="T14">1. Запущен docker container и интерпретатор /bin/sh: sudo docker -t -i run alpine /bin/sh</text:span></text:p>
      <text:p text:style-name="P20"><text:span text:style-name="T14">2. Разобран функцинал утилиты ifconfig</text:span></text:p>
      <text:p text:style-name="P20"><text:span text:style-name="T14">3. Создан скрипт setDHCP.sh, выполняющий заданные в пункте 3 действ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0:34:44.319197499</meta:creation-date>
    <dc:date>2016-09-21T02:50:27.783581093</dc:date>
    <meta:editing-duration>PT44M14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371" meta:character-count="2676" meta:non-whitespace-character-count="2330"/>
  </office:meta>
</office:document-meta>
</file>